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4.445cm" svg:height="1.905cm" svg:x="1.27cm" svg:y="5.962cm">
          <text:p text:style-name="P1">Is it software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5.08cm" svg:height="1.905cm" svg:x="14.605cm" svg:y="5.962cm">
          <text:p text:style-name="P1">See other </text:p>
          <text:p text:style-name="P1">polici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6" draw:layer="layout" svg:width="4.445cm" svg:height="7.065cm" svg:x="1.27cm" svg:y="9.137cm">
          <text:p text:style-name="P1">Did Mozilla</text:p>
          <text:p text:style-name="P1">or Mozilla</text:p>
          <text:p text:style-name="P1">contributor</text:p>
          <text:p text:style-name="P1">write the </text:p>
          <text:p text:style-name="P1">code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5.715cm" svg:height="2.54cm" svg:x="6.985cm" svg:y="9.137cm">
          <text:p text:style-name="P1">Is it Product </text:p>
          <text:p text:style-name="P1">Code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5.08cm" svg:height="2.54cm" svg:x="14.605cm" svg:y="9.137cm">
          <text:p text:style-name="P1">Use tri-licen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1" draw:layer="layout" svg:width="5.715cm" svg:height="1.27cm" svg:x="6.985cm" svg:y="12.947cm">
          <text:p text:style-name="P1">Is it trivial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2" draw:layer="layout" svg:width="5.08cm" svg:height="2.54cm" svg:x="14.605cm" svg:y="12.312cm">
          <text:p text:style-name="P1">Use CC-0</text:p>
          <text:p text:style-name="P1">(Public Domain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5.715cm" svg:height="3.81cm" svg:x="6.985cm" svg:y="15.487cm">
          <text:p text:style-name="P1">Will it be part of a </text:p>
          <text:p text:style-name="P1">distinct codebase </text:p>
          <text:p text:style-name="P1">that is already in </text:p>
          <text:p text:style-name="P1">a repository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layout" svg:width="5.08cm" svg:height="2.54cm" svg:x="14.605cm" svg:y="16.122cm">
          <text:p text:style-name="P1">Use license</text:p>
          <text:p text:style-name="P1">matching that</text:p>
          <text:p text:style-name="P1">codeba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2" draw:layer="layout" svg:width="5.08cm" svg:height="1.905cm" svg:x="14.605cm" svg:y="19.297cm">
          <text:p text:style-name="P1">Use tri-licen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9.842cm" svg:y1="19.297cm" svg:x2="14.605cm" svg:y2="20.25cm" draw:start-shape="id1" draw:start-glue-point="6" draw:end-shape="id2" draw:end-glue-point="5" svg:d="m9842 19297v953h4763">
          <text:p/>
        </draw:connector>
        <draw:connector draw:style-name="gr2" draw:text-style-name="P1" draw:layer="layout" svg:x1="12.7cm" svg:y1="17.392cm" svg:x2="14.605cm" svg:y2="17.392cm" draw:start-shape="id1" draw:start-glue-point="7" draw:end-shape="id3" draw:end-glue-point="5" svg:d="m12700 17392h1905">
          <text:p/>
        </draw:connector>
        <draw:connector draw:style-name="gr2" draw:text-style-name="P1" draw:layer="layout" svg:x1="5.715cm" svg:y1="6.915cm" svg:x2="14.605cm" svg:y2="6.915cm" draw:start-shape="id4" draw:start-glue-point="7" draw:end-shape="id5" draw:end-glue-point="5" svg:d="m5715 6915h8890">
          <text:p/>
        </draw:connector>
        <draw:connector draw:style-name="gr2" draw:text-style-name="P1" draw:layer="layout" svg:x1="3.493cm" svg:y1="7.867cm" svg:x2="3.492cm" svg:y2="9.137cm" draw:start-shape="id4" draw:start-glue-point="6" draw:end-shape="id6" svg:d="m3493 7867v635h-1v635">
          <text:p/>
        </draw:connector>
        <draw:connector draw:style-name="gr2" draw:text-style-name="P1" draw:layer="layout" svg:x1="5.715cm" svg:y1="12.669cm" svg:x2="6.985cm" svg:y2="10.407cm" draw:start-shape="id6" draw:start-glue-point="7" draw:end-shape="id7" draw:end-glue-point="5" svg:d="m5715 12669h635v-2262h635">
          <text:p/>
        </draw:connector>
        <draw:connector draw:style-name="gr2" draw:text-style-name="P1" draw:layer="layout" svg:x1="12.7cm" svg:y1="10.407cm" svg:x2="14.605cm" svg:y2="10.407cm" draw:start-shape="id7" draw:start-glue-point="7" draw:end-shape="id8" draw:end-glue-point="5" svg:d="m12700 10407h1905">
          <text:p/>
        </draw:connector>
        <draw:custom-shape draw:style-name="gr1" draw:text-style-name="P1" draw:id="id9" draw:layer="layout" svg:width="4.445cm" svg:height="1.905cm" svg:x="1.27cm" svg:y="21.837cm">
          <text:p text:style-name="P1">Is it already in</text:p>
          <text:p text:style-name="P1">a repository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0" draw:layer="layout" svg:width="5.08cm" svg:height="1.905cm" svg:x="14.605cm" svg:y="21.837cm">
          <text:p text:style-name="P1">Use the license</text:p>
          <text:p text:style-name="P1">it already us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3" draw:layer="layout" svg:width="4.445cm" svg:height="2.54cm" svg:x="1.27cm" svg:y="26.282cm">
          <text:p text:style-name="P1">Discuss with</text:p>
          <text:p text:style-name="P1">licensing@</text:p>
          <text:p text:style-name="P1">mozilla.org 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s" svg:x1="3.493cm" svg:y1="16.202cm" svg:x2="3.493cm" svg:y2="21.837cm" draw:start-shape="id6" draw:start-glue-point="6" draw:end-shape="id9" draw:end-glue-point="4" svg:d="m3493 16202v500 4633 502">
          <text:p/>
        </draw:connector>
        <draw:connector draw:style-name="gr2" draw:text-style-name="P1" draw:layer="layout" draw:type="lines" svg:x1="5.715cm" svg:y1="22.79cm" svg:x2="14.605cm" svg:y2="22.79cm" draw:start-shape="id9" draw:start-glue-point="7" draw:end-shape="id10" draw:end-glue-point="5" svg:d="m5715 22790h501 7888 501">
          <text:p/>
        </draw:connector>
        <draw:connector draw:style-name="gr2" draw:text-style-name="P1" draw:layer="layout" svg:x1="9.842cm" svg:y1="11.677cm" svg:x2="9.842cm" svg:y2="12.947cm" draw:start-shape="id7" draw:start-glue-point="6" draw:end-shape="id11" draw:end-glue-point="4" svg:d="m9842 11677v1270">
          <text:p/>
        </draw:connector>
        <draw:connector draw:style-name="gr2" draw:text-style-name="P1" draw:layer="layout" svg:x1="9.842cm" svg:y1="14.217cm" svg:x2="9.842cm" svg:y2="15.487cm" draw:start-shape="id11" draw:start-glue-point="6" draw:end-shape="id1" draw:end-glue-point="4" svg:d="m9842 14217v1270">
          <text:p/>
        </draw:connector>
        <draw:connector draw:style-name="gr2" draw:text-style-name="P1" draw:layer="layout" svg:x1="12.7cm" svg:y1="13.582cm" svg:x2="14.605cm" svg:y2="13.582cm" draw:start-shape="id11" draw:start-glue-point="7" draw:end-shape="id12" draw:end-glue-point="5" svg:d="m12700 13582h1905">
          <text:p/>
        </draw:connector>
        <draw:connector draw:style-name="gr2" draw:text-style-name="P1" draw:layer="layout" svg:x1="3.493cm" svg:y1="23.742cm" svg:x2="3.493cm" svg:y2="26.282cm" draw:start-shape="id9" draw:start-glue-point="6" draw:end-shape="id13" draw:end-glue-point="4" svg:d="m3493 23742v2540">
          <text:p/>
        </draw:connector>
        <draw:custom-shape draw:style-name="gr1" draw:text-style-name="P1" draw:id="id14" draw:layer="layout" svg:width="4.445cm" svg:height="2.54cm" svg:x="6.985cm" svg:y="26.282cm">
          <text:p text:style-name="P1">Is it Product </text:p>
          <text:p text:style-name="P1">Code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16" draw:layer="layout" svg:width="7.525cm" svg:height="3.551cm" svg:x="12.651cm" svg:y="24.081cm">
          <text:p text:style-name="P1">Must be tri-license</text:p>
          <text:p text:style-name="P1">or compatible; further</text:p>
          <text:p text:style-name="P1">modifications must use</text:p>
          <text:p text:style-name="P1">the same license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5" draw:layer="layout" svg:width="7.525cm" svg:height="3.89cm" svg:x="12.7cm" svg:y="28.187cm">
          <text:p text:style-name="P1">Must be Open Source;</text:p>
          <text:p text:style-name="P1">further modifications </text:p>
          <text:p text:style-name="P1">must use the </text:p>
          <text:p text:style-name="P1">same licen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715cm" svg:y1="27.552cm" svg:x2="6.985cm" svg:y2="27.552cm" draw:start-shape="id13" draw:start-glue-point="7" draw:end-shape="id14" draw:end-glue-point="5" svg:d="m5715 27552h1270">
          <text:p/>
        </draw:connector>
        <draw:connector draw:style-name="gr2" draw:text-style-name="P1" draw:layer="layout" svg:x1="9.208cm" svg:y1="28.822cm" svg:x2="12.7cm" svg:y2="30.132cm" draw:start-shape="id14" draw:start-glue-point="6" draw:end-shape="id15" draw:end-glue-point="5" svg:d="m9208 28822v1310h3492">
          <text:p/>
        </draw:connector>
        <draw:connector draw:style-name="gr2" draw:text-style-name="P1" draw:layer="layout" svg:x1="9.208cm" svg:y1="26.282cm" svg:x2="12.651cm" svg:y2="25.857cm" draw:start-shape="id14" draw:start-glue-point="4" draw:end-shape="id16" draw:end-glue-point="5" svg:d="m9208 26282v-501h2832v76h611">
          <text:p/>
        </draw:connector>
        <draw:frame draw:style-name="gr3" draw:layer="layout" svg:width="1.905cm" svg:height="0.962cm" svg:x="5.568cm" svg:y="9.334cm">
          <draw:text-box>
            <text:p>yes</text:p>
          </draw:text-box>
        </draw:frame>
        <draw:frame draw:style-name="gr3" draw:layer="layout" svg:width="1.905cm" svg:height="0.962cm" svg:x="12.7cm" svg:y="9.137cm">
          <draw:text-box>
            <text:p>yes</text:p>
          </draw:text-box>
        </draw:frame>
        <draw:frame draw:style-name="gr3" draw:layer="layout" svg:width="1.905cm" svg:height="0.962cm" svg:x="3.81cm" svg:y="7.867cm">
          <draw:text-box>
            <text:p>yes</text:p>
          </draw:text-box>
        </draw:frame>
        <draw:frame draw:style-name="gr3" draw:layer="layout" svg:width="1.905cm" svg:height="0.962cm" svg:x="12.7cm" svg:y="12.312cm">
          <draw:text-box>
            <text:p>yes</text:p>
          </draw:text-box>
        </draw:frame>
        <draw:frame draw:style-name="gr3" draw:layer="layout" svg:width="1.905cm" svg:height="0.962cm" svg:x="12.7cm" svg:y="16.122cm">
          <draw:text-box>
            <text:p>yes</text:p>
          </draw:text-box>
        </draw:frame>
        <draw:frame draw:style-name="gr3" draw:layer="layout" svg:width="1.905cm" svg:height="0.962cm" svg:x="8.255cm" svg:y="21.51cm">
          <draw:text-box>
            <text:p>yes</text:p>
          </draw:text-box>
        </draw:frame>
        <draw:frame draw:style-name="gr3" draw:layer="layout" svg:width="1.905cm" svg:height="0.962cm" svg:x="9.864cm" svg:y="24.475cm">
          <draw:text-box>
            <text:p>yes</text:p>
          </draw:text-box>
        </draw:frame>
        <draw:frame draw:style-name="gr3" draw:layer="layout" svg:width="1.527cm" svg:height="0.962cm" svg:x="9.007cm" svg:y="5.715cm">
          <draw:text-box>
            <text:p>no</text:p>
          </draw:text-box>
        </draw:frame>
        <draw:frame draw:style-name="gr3" draw:layer="layout" svg:width="1.527cm" svg:height="0.962cm" svg:x="3.549cm" svg:y="18.107cm">
          <draw:text-box>
            <text:p>no</text:p>
          </draw:text-box>
        </draw:frame>
        <draw:frame draw:style-name="gr3" draw:layer="layout" svg:width="1.527cm" svg:height="0.962cm" svg:x="10.16cm" svg:y="11.677cm">
          <draw:text-box>
            <text:p>no</text:p>
          </draw:text-box>
        </draw:frame>
        <draw:frame draw:style-name="gr3" draw:layer="layout" svg:width="1.527cm" svg:height="0.962cm" svg:x="10.16cm" svg:y="14.217cm">
          <draw:text-box>
            <text:p>no</text:p>
          </draw:text-box>
        </draw:frame>
        <draw:frame draw:style-name="gr3" draw:layer="layout" svg:width="1.527cm" svg:height="0.962cm" svg:x="11.808cm" svg:y="19.297cm">
          <draw:text-box>
            <text:p>no</text:p>
          </draw:text-box>
        </draw:frame>
        <draw:frame draw:style-name="gr3" draw:layer="layout" svg:width="1.527cm" svg:height="0.962cm" svg:x="3.553cm" svg:y="24.377cm">
          <draw:text-box>
            <text:p>no</text:p>
          </draw:text-box>
        </draw:frame>
        <draw:frame draw:style-name="gr4" draw:layer="layout" svg:width="1.527cm" svg:height="1.27cm" svg:x="9.833cm" svg:y="28.951cm">
          <draw:text-box>
            <text:p>no</text:p>
          </draw:text-box>
        </draw:frame>
        <draw:frame draw:style-name="gr5" draw:layer="layout" svg:width="10.16cm" svg:height="0.962cm" svg:x="5.08cm" svg:y="0.635cm">
          <draw:text-box>
            <text:p>Mozilla License Policy Flowchart</text:p>
          </draw:text-box>
        </draw:frame>
        <draw:frame draw:style-name="gr6" draw:text-style-name="P2" draw:layer="layout" svg:width="14.605cm" svg:height="3.425cm" svg:x="2.54cm" svg:y="1.905cm">
          <draw:text-box>
            <text:p text:style-name="P2"><text:span text:style-name="T1">This is only a summary of the Mozilla License Policy. For the full text, see </text:span><text:span text:style-name="T1"><text:a xlink:href="http://mozilla.org/MPL/license-policy">http://mozilla.org/MPL/license-policy</text:a></text:span></text:p>
            <text:p text:style-name="P2"><text:span text:style-name="T1"/></text:p>
            <text:p text:style-name="P2"><text:span text:style-name="T1">For definitions of terms used here (like “Product Code” or “tri-license”) see </text:span><text:span text:style-name="T1"><text:a xlink:href="http://mozilla.org/MPL/license-policy#Definitions">http://mozilla.org/MPL/license-policy#Definitions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33.0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is Villa</meta:initial-creator>
    <meta:creation-date>2010-02-11T12:47:59</meta:creation-date>
    <dc:date>2010-11-01T10:01:45</dc:date>
    <dc:creator>Luis Villa</dc:creator>
    <meta:editing-duration>PT07H37M28S</meta:editing-duration>
    <meta:editing-cycles>12</meta:editing-cycles>
    <meta:generator>OpenOffice.org/3.2$Unix OpenOffice.org_project/320m18$Build-9502</meta:generator>
    <meta:document-statistic meta:object-count="47"/>
  </office:meta>
</office:document-meta>
</file>